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2957ff" officeooo:paragraph-rsid="002957ff"/>
    </style:style>
    <style:style style:name="P8" style:family="paragraph" style:parent-style-name="Text_20_body">
      <style:text-properties officeooo:rsid="0024fa33" officeooo:paragraph-rsid="002d23f0"/>
    </style:style>
    <style:style style:name="P9" style:family="paragraph" style:parent-style-name="Frame_20_contents">
      <style:paragraph-properties fo:margin-top="0in" fo:margin-bottom="0in" style:contextual-spacing="false"/>
      <style:text-properties fo:color="#808080" loext:opacity="100%" officeooo:rsid="002f1fa6" officeooo:paragraph-rsid="0030b638"/>
    </style:style>
    <style:style style:name="P10" style:family="paragraph" style:parent-style-name="Frame_20_contents">
      <style:text-properties officeooo:paragraph-rsid="0030b638"/>
    </style:style>
    <style:style style:name="P11" style:family="paragraph" style:parent-style-name="Text_20_body">
      <style:text-properties officeooo:rsid="0028298d" officeooo:paragraph-rsid="0028298d"/>
    </style:style>
    <style:style style:name="P12" style:family="paragraph" style:parent-style-name="Text_20_body">
      <style:text-properties fo:font-style="normal" officeooo:rsid="002f1fa6" officeooo:paragraph-rsid="0030b638" style:font-style-asian="normal" style:font-style-complex="normal"/>
    </style:style>
    <style:style style:name="P13" style:family="paragraph" style:parent-style-name="Heading_20_2">
      <style:paragraph-properties fo:break-before="page"/>
      <style:text-properties officeooo:rsid="002f1fa6" officeooo:paragraph-rsid="002f1fa6"/>
    </style:style>
    <style:style style:name="P14" style:family="paragraph" style:parent-style-name="Heading_20_3">
      <style:text-properties officeooo:rsid="0028298d" officeooo:paragraph-rsid="0028298d"/>
    </style:style>
    <style:style style:name="P15" style:family="paragraph" style:parent-style-name="Heading_20_3">
      <style:paragraph-properties fo:break-before="page"/>
      <style:text-properties officeooo:rsid="0028298d" officeooo:paragraph-rsid="0028298d"/>
    </style:style>
    <style:style style:name="P16" style:family="paragraph" style:parent-style-name="Text_20_body" style:list-style-name="L1">
      <style:paragraph-properties fo:text-align="start" style:justify-single-word="false"/>
      <style:text-properties officeooo:rsid="002957ff" officeooo:paragraph-rsid="002957ff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2957ff" officeooo:paragraph-rsid="002ad322"/>
    </style:style>
    <style:style style:name="P18" style:family="paragraph" style:parent-style-name="Text_20_body" style:list-style-name="L1">
      <style:paragraph-properties fo:text-align="start" style:justify-single-word="false"/>
      <style:text-properties officeooo:rsid="002957ff" officeooo:paragraph-rsid="002d23f0"/>
    </style:style>
    <style:style style:name="P19" style:family="paragraph" style:parent-style-name="Text_20_body" style:list-style-name="L1">
      <style:paragraph-properties fo:text-align="start" style:justify-single-word="false"/>
      <style:text-properties officeooo:paragraph-rsid="002d23f0"/>
    </style:style>
    <style:style style:name="P20" style:family="paragraph" style:parent-style-name="Text_20_body">
      <style:text-properties officeooo:rsid="0024fa33" officeooo:paragraph-rsid="002d23f0"/>
    </style:style>
    <style:style style:name="P21" style:family="paragraph" style:parent-style-name="Text_20_body">
      <style:text-properties officeooo:rsid="0030f2c3" officeooo:paragraph-rsid="0030f2c3"/>
    </style:style>
    <style:style style:name="T1" style:family="text">
      <style:text-properties officeooo:rsid="00036993"/>
    </style:style>
    <style:style style:name="T2" style:family="text">
      <style:text-properties officeooo:rsid="002957ff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f1fa6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ad322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d23f0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957f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f1fa6" style:font-style-asian="italic" style:font-weight-asian="bold" style:font-style-complex="italic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ad322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d23f0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957f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2957ff" style:font-style-asian="normal" style:font-weight-asian="bold" style:font-style-complex="normal" style:font-weight-complex="bold"/>
    </style:style>
    <style:style style:name="T17" style:family="text">
      <style:text-properties officeooo:rsid="002ad322"/>
    </style:style>
    <style:style style:name="T18" style:family="text">
      <style:text-properties officeooo:rsid="002d23f0"/>
    </style:style>
    <style:style style:name="T19" style:family="text">
      <style:text-properties officeooo:rsid="002f1fa6"/>
    </style:style>
    <style:style style:name="T20" style:family="text">
      <style:text-properties officeooo:rsid="002fc3d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13" text:outline-level="2">Materialize</text:h>
      <text:p text:style-name="P8"><text:span text:style-name="T19">Materialize</text:span> CI job operates by <text:span text:style-name="T19">building</text:span><text:span text:style-name="T18"> the repository’</text:span><text:span text:style-name="T19">s binary only for the host machine</text:span><text:span text:style-name="T18"> via AutomataCI</text:span>. <text:span text:style-name="T19">The effects and efforts is similar to Build CI Job (in next sub-section) except Build CI job builds for all targets using its cross-compilation capabilities. To avoid content duplication, please refer </text:span><text:span text:style-name="T20">to </text:span><text:span text:style-name="T19">Build CI job for specific build specifications.</text:span></text:p>
      <text:p text:style-name="P21">The primary design for this CI Job is mainly to continue facilitate consistent build executions while being distributed alongside source codes packages (e.g. Git, Chocolatey, and Homebrew).</text:p>
      <text:p text:style-name="P8"/>
      <text:h text:style-name="P14" text:outline-level="3">Operating Mechanism</text:h>
      <text:p text:style-name="P11"><text:span text:style-name="T18">The default</text:span> CI Job executes in series <text:span text:style-name="T18">due to its lightweight role</text:span>. Parallel executions <text:span text:style-name="T2">are</text:span> available<text:span text:style-name="T2">.</text:span></text:p>
      <text:p text:style-name="P11"/>
      <text:p text:style-name="P12">To avoid conflicting with Build CI Job recipe and also maintaining consistencies across UNIX OSes, Materialize CI Job shall output the built products into the following locations:</text:p>
      <text:p text:style-name="P9"># Executables</text:p>
      <text:p text:style-name="P10"><text:span text:style-name="T19">$</text:span>{PROJECT_PATH_ROOT}/<text:span text:style-name="T19">$</text:span>{PROJECT_PATH_BIN}/</text:p>
      <text:p text:style-name="P9"># Libraries</text:p>
      <text:p text:style-name="P10"><text:span text:style-name="T19">$</text:span>{PROJECT_PATH_ROOT}/<text:span text:style-name="T19">$</text:span>{PROJECT_PATH_<text:span text:style-name="T19">LIB</text:span>}/</text:p>
      <text:p text:style-name="P9"># Documents</text:p>
      <text:p text:style-name="P10"><text:span text:style-name="T19">$</text:span>{PROJECT_PATH_ROOT}/<text:span text:style-name="T19">$</text:span>{PROJECT_PATH_DOCS}/</text:p>
      <text:h text:style-name="P15" text:outline-level="3">Customization</text:h>
      <text:p text:style-name="P7"><text:span text:style-name="T19">Materialize</text:span> CI job offers CI job recipe customization for both baseline (<text:span text:style-name="T3">$PROJECT_PATH_SOURCE</text:span>) and tech-specific (e.g. Go for <text:span text:style-name="T3">$PROJECT_GO</text:span>) sources. AutomataCI shall source their <text:span text:style-name="T3">.ci/</text:span><text:span text:style-name="T4">materialize</text:span><text:span text:style-name="T3">_unix-any.sh</text:span> and <text:span text:style-name="T3">.ci/</text:span><text:span text:style-name="T4">materialize</text:span><text:span text:style-name="T3">_windows-any.ps1</text:span> job recipes. The execution sequences are as follows:</text:p>
      <text:list text:style-name="L1">
        <text:list-item>
          <text:p text:style-name="P16"><text:span text:style-name="T6">automataCI/ci.sh.ps1</text:span> is being executed <text:span text:style-name="T17">by user.</text:span></text:p>
        </text:list-item>
        <text:list-item>
          <text:p text:style-name="P17"><text:span text:style-name="T6">automataCI/ci.sh.ps1</text:span><text:span text:style-name="T11"> kicks start </text:span><text:span text:style-name="T6">automataCI/ci.sh</text:span><text:span text:style-name="T5"> </text:span><text:span text:style-name="T11">or </text:span><text:span text:style-name="T6">automataCI/ci.ps1</text:span><text:span text:style-name="T15"> </text:span><text:span text:style-name="T12">(represented as “</text:span><text:span text:style-name="T6">automataCI/ci.</text:span><text:span text:style-name="T7">{</text:span><text:span text:style-name="T6">sh,ps1</text:span><text:span text:style-name="T7">}</text:span><text:span text:style-name="T12">”) </text:span><text:span text:style-name="T11">depending on host machine’s OS.</text:span></text:p>
        </text:list-item>
        <text:list-item>
          <text:p text:style-name="P18"><text:span text:style-name="T6">automataCI/ci.{sh,ps1}</text:span><text:span text:style-name="T11"> sources </text:span><text:span text:style-name="T6">common_unix-</text:span><text:span text:style-name="T8">any.sh</text:span><text:span text:style-name="T13"> or </text:span><text:span text:style-name="T8">common_</text:span><text:span text:style-name="T6">windows-any.ps1</text:span><text:span text:style-name="T11"> </text:span><text:span text:style-name="T12">(represented as “</text:span><text:span text:style-name="T6">common_{unix,windows}-any.{sh,ps1}</text:span><text:span text:style-name="T12">”) <text:s/></text:span><text:span text:style-name="T11">automataCI execution.</text:span></text:p>
        </text:list-item>
        <text:list-item>
          <text:p text:style-name="P17"><text:span text:style-name="T6">common_{unix,windows}-any.{sh,ps1}</text:span><text:span text:style-name="T11"> sources </text:span><text:span text:style-name="T12">(and implicitly execute)</text:span><text:span text:style-name="T11"> tech-specific customized CI job recipe's </text:span><text:span text:style-name="T6">$PROJECT_{TECH}/.ci/</text:span><text:span text:style-name="T10">materialize</text:span><text:span text:style-name="T6">_unix-</text:span><text:span text:style-name="T7">any.sh</text:span><text:span text:style-name="T12"> or </text:span><text:span text:style-name="T6">$PROJECT_{TECH}/.ci/</text:span><text:span text:style-name="T10">materialize</text:span><text:span text:style-name="T6">_</text:span><text:span text:style-name="T8">windows</text:span><text:span text:style-name="T6">-</text:span><text:span text:style-name="T7">any.</text:span><text:span text:style-name="T8">ps1</text:span><text:span text:style-name="T15">.</text:span></text:p>
        </text:list-item>
        <text:list-item>
          <text:p text:style-name="P19"><text:span text:style-name="T9">common_{unix,windows}-any.{sh,ps1}</text:span><text:span text:style-name="T14"> sources </text:span><text:span text:style-name="T12">(and implicitly execute)</text:span><text:span text:style-name="T14"> baseline customized CI job recipe's </text:span><text:span text:style-name="T9">$PROJE</text:span><text:span text:style-name="T8">CT_PATH_SOURCE</text:span><text:span text:style-name="T9">/.ci/</text:span><text:span text:style-name="T10">materialize</text:span><text:span text:style-name="T9">_unix-</text:span><text:span text:style-name="T7">any.sh</text:span><text:span text:style-name="T12"> or </text:span><text:span text:style-name="T9">$PROJECT_</text:span><text:span text:style-name="T8">PATH_SOURCE</text:span><text:span text:style-name="T9">/.ci/</text:span><text:span text:style-name="T10">materialize</text:span><text:span text:style-name="T9">_</text:span><text:span text:style-name="T8">windows</text:span><text:span text:style-name="T9">-</text:span><text:span text:style-name="T7">any.</text:span><text:span text:style-name="T8">ps1</text:span><text:span text:style-name="T16">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2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2</text:page-number><text:s/><text:span text:style-name="MT1">of </text:span><text:page-count>2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11M41S</meta:editing-duration>
    <meta:editing-cycles>36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5T19:23:46.607944341</dc:date>
    <dc:creator>Kean Ho Chew</dc:creator>
    <meta:document-statistic meta:table-count="0" meta:image-count="0" meta:object-count="0" meta:page-count="2" meta:paragraph-count="24" meta:word-count="263" meta:character-count="2274" meta:non-whitespace-character-count="2042"/>
    <meta:template xlink:type="simple" xlink:actuate="onRequest" xlink:title="Official Book" xlink:href="../../templates/Book.ott" meta:date="2023-11-17T20:33:17.245827505"/>
  </office:meta>
</office:document-meta>
</file>